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807" officeooo:paragraph-rsid="00020807"/>
    </style:style>
    <style:style style:name="P2" style:family="paragraph" style:parent-style-name="Standard">
      <style:text-properties fo:color="#c9211e" loext:opacity="100%" fo:font-size="50pt" officeooo:rsid="00020807" officeooo:paragraph-rsid="00020807" style:font-size-asian="50pt" style:font-size-complex="50pt"/>
    </style:style>
    <style:style style:name="P3" style:family="paragraph" style:parent-style-name="Standard">
      <style:text-properties officeooo:rsid="00046de2" officeooo:paragraph-rsid="00046de2"/>
    </style:style>
    <style:style style:name="P4" style:family="paragraph" style:parent-style-name="Standard">
      <style:text-properties officeooo:rsid="0004c629" officeooo:paragraph-rsid="0004c629"/>
    </style:style>
    <style:style style:name="P5" style:family="paragraph" style:parent-style-name="Standard">
      <style:text-properties officeooo:rsid="000686f6" officeooo:paragraph-rsid="000686f6"/>
    </style:style>
    <style:style style:name="P6" style:family="paragraph" style:parent-style-name="Standard">
      <style:text-properties officeooo:rsid="0007f60d" officeooo:paragraph-rsid="0007f60d"/>
    </style:style>
    <style:style style:name="P7" style:family="paragraph" style:parent-style-name="Standard">
      <style:text-properties officeooo:rsid="0008dbdf" officeooo:paragraph-rsid="0008dbdf"/>
    </style:style>
    <style:style style:name="P8" style:family="paragraph" style:parent-style-name="Standard">
      <style:text-properties officeooo:rsid="0009cece" officeooo:paragraph-rsid="0009cece"/>
    </style:style>
    <style:style style:name="P9" style:family="paragraph" style:parent-style-name="Standard">
      <style:text-properties officeooo:rsid="000adf03" officeooo:paragraph-rsid="000adf03"/>
    </style:style>
    <style:style style:name="T1" style:family="text">
      <style:text-properties officeooo:rsid="000403e6"/>
    </style:style>
    <style:style style:name="T2" style:family="text">
      <style:text-properties officeooo:rsid="000e0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R5_D_11 </text:p>
      <text:p text:style-name="P1"/>
      <text:p text:style-name="P1">Comptabilité de gestion : servir a produire une information qui va aider à la prise de décision </text:p>
      <text:p text:style-name="P1"/>
      <text:p text:style-name="P1">Démarche budgétaire : regard vers l’avenir et faire des prévisions. <text:span text:style-name="T1">On s</text:span><text:span text:style-name="T2">é</text:span><text:span text:style-name="T1">pare de la partie tréso (entrée/sortie d’argent)</text:span></text:p>
      <text:p text:style-name="P1"/>
      <text:p text:style-name="P3">Mesurer l’écart entre prévision et <text:s/>réalité</text:p>
      <text:p text:style-name="P3"/>
      <text:p text:style-name="P4">Les différents budgets :</text:p>
      <text:p text:style-name="P4"/>
      <text:p text:style-name="P4">Budget ventes : calcul du montant TVA et le montant HT et TTC des ventes.</text:p>
      <text:p text:style-name="P4"/>
      <text:p text:style-name="P5">Programme de production : si entreprise industrielle, calcul en fonction des ventes prévues et des quantités stockées, la quantité des biens qu’elle doit fabriquer. </text:p>
      <text:p text:style-name="P5"/>
      <text:p text:style-name="P6">Budget des achats : En fonction des productions prévues, l’entreprise prévoit l’achat en HT qu’elle doit réal et calcul la TVA et les achats. </text:p>
      <text:p text:style-name="P6"/>
      <text:p text:style-name="P7">Budget des autres achats : salaire, charges sociales…</text:p>
      <text:p text:style-name="P7"/>
      <text:p text:style-name="P8">Budget des investissements : achats immobiliers HT et calcul ensuit TVA + TTC</text:p>
      <text:p text:style-name="P8"/>
      <text:p text:style-name="P9">Budget TVA : récapitule toutes les TVA 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09:51.109978868</meta:creation-date>
    <dc:date>2024-09-27T15:01:27.724085677</dc:date>
    <meta:editing-duration>PT51M31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1" meta:paragraph-count="11" meta:word-count="137" meta:character-count="845" meta:non-whitespace-character-count="709"/>
  </office:meta>
</office:document-meta>
</file>